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margin-bottom="0in" fo:line-height="100%" fo:background-color="#FFFFFF"/>
    </style:style>
    <style:style style:name="T2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201F1E" fo:language="en" fo:country="US" style:language-asian="de" style:country-asian="DE"/>
    </style:style>
    <style:style style:name="P3" style:parent-style-name="Standard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4" style:parent-style-name="Standard" style:list-style-name="LFO1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5" style:parent-style-name="Standard" style:list-style-name="LFO1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style:language-asian="de" style:country-asian="DE"/>
    </style:style>
    <style:style style:name="P6" style:parent-style-name="Standard" style:list-style-name="LFO2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style:language-asian="de" style:country-asian="DE"/>
    </style:style>
    <style:style style:name="P7" style:parent-style-name="Standard" style:list-style-name="LFO2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style:language-asian="de" style:country-asian="DE"/>
    </style:style>
    <style:style style:name="P8" style:parent-style-name="Standard" style:list-style-name="LFO2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style:language-asian="de" style:country-asian="DE"/>
    </style:style>
    <style:style style:name="P9" style:parent-style-name="Standard" style:list-style-name="LFO2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style:language-asian="de" style:country-asian="DE"/>
    </style:style>
    <style:style style:name="P10" style:parent-style-name="Standard" style:list-style-name="LFO3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11" style:parent-style-name="Standard" style:list-style-name="LFO3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style:language-asian="de" style:country-asian="DE"/>
    </style:style>
    <style:style style:name="P12" style:parent-style-name="Standard" style:list-style-name="LFO4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13" style:parent-style-name="Standard" style:list-style-name="LFO4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14" style:parent-style-name="Standard" style:family="paragraph">
      <style:paragraph-properties fo:margin-bottom="0in" fo:line-height="100%" fo:background-color="#FFFFFF"/>
    </style:style>
    <style:style style:name="T15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201F1E" style:language-asian="de" style:country-asian="DE"/>
    </style:style>
    <style:style style:name="P16" style:parent-style-name="Standard" style:list-style-name="LFO5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17" style:parent-style-name="Standard" style:list-style-name="LFO5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18" style:parent-style-name="Standard" style:list-style-name="LFO6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19" style:parent-style-name="Standard" style:list-style-name="LFO6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20" style:parent-style-name="Standard" style:list-style-name="LFO7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21" style:parent-style-name="Standard" style:list-style-name="LFO8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22" style:parent-style-name="Standard" style:list-style-name="LFO8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23" style:parent-style-name="Standard" style:family="paragraph">
      <style:paragraph-properties fo:margin-bottom="0in" fo:line-height="100%" fo:background-color="#FFFFFF"/>
    </style:style>
    <style:style style:name="T24" style:parent-style-name="Absatz-Standardschriftart" style:family="text">
      <style:text-properties style:font-name="Calibri" style:font-name-asian="Times New Roman" style:font-name-complex="Calibri" fo:font-weight="bold" style:font-weight-asian="bold" style:font-weight-complex="bold" fo:color="#201F1E" style:language-asian="de" style:country-asian="DE"/>
    </style:style>
    <style:style style:name="P25" style:parent-style-name="Standard" style:list-style-name="LFO9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style:language-asian="de" style:country-asian="DE"/>
    </style:style>
    <style:style style:name="P26" style:parent-style-name="Standard" style:list-style-name="LFO9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27" style:parent-style-name="Standard" style:list-style-name="LFO9" style:family="paragraph">
      <style:paragraph-properties fo:margin-bottom="0in" fo:line-height="100%" fo:background-color="#FFFFFF"/>
      <style:text-properties style:font-name="Calibri" style:font-name-asian="Times New Roman" style:font-name-complex="Calibri" fo:color="#201F1E" fo:language="en" fo:country="US" style:language-asian="de" style:country-asian="DE"/>
    </style:style>
    <style:style style:name="P28" style:parent-style-name="Standard" style:list-style-name="LFO9" style:family="paragraph">
      <style:paragraph-properties fo:margin-bottom="0in" fo:line-height="100%" fo:background-color="#FFFFFF"/>
    </style:style>
    <style:style style:name="T29" style:parent-style-name="Absatz-Standardschriftart" style:family="text">
      <style:text-properties style:font-name="Calibri" style:font-name-asian="Times New Roman" style:font-name-complex="Calibri" fo:color="#201F1E" fo:language="en" fo:country="US" style:language-asian="de" style:country-asian="DE"/>
    </style:style>
  </office:automatic-styles>
  <office:body>
    <office:text text:use-soft-page-breaks="true">
      <text:p text:style-name="P1"><text:span text:style-name="T2">Task</text:span></text:p>
      <text:p text:style-name="P3">Develop the API for an online e-commerce store selling fruit, which contains the following features:</text:p>
      <text:list text:style-name="LFO1" text:continue-numbering="true">
        <text:list-item>
          <text:p text:style-name="P4">User sign-up and login.</text:p>
        </text:list-item>
        <text:list-item>
          <text:p text:style-name="P5">Browse the following products</text:p>
        </text:list-item>
      </text:list>
      <text:list text:style-name="LFO2" text:continue-numbering="true">
        <text:list-item>
          <text:list>
            <text:list-item>
              <text:p text:style-name="P6">Apples</text:p>
            </text:list-item>
            <text:list-item>
              <text:p text:style-name="P7">Bananas</text:p>
            </text:list-item>
            <text:list-item>
              <text:p text:style-name="P8">Pears</text:p>
            </text:list-item>
            <text:list-item>
              <text:p text:style-name="P9">Oranges</text:p>
            </text:list-item>
          </text:list>
        </text:list-item>
      </text:list>
      <text:list text:style-name="LFO3" text:continue-numbering="true">
        <text:list-item>
          <text:p text:style-name="P10">Manage coupon codes through an admin.</text:p>
        </text:list-item>
        <text:list-item>
          <text:p text:style-name="P11">Go to checkout.</text:p>
        </text:list-item>
      </text:list>
      <text:list text:style-name="LFO4" text:continue-numbering="true">
        <text:list-item>
          <text:list>
            <text:list-item>
              <text:p text:style-name="P12">Mocked purchase (a payment gateway is not required, but a route must exist in the backend validating the payment).</text:p>
            </text:list-item>
            <text:list-item>
              <text:p text:style-name="P13">An address does not need to be entered.</text:p>
            </text:list-item>
          </text:list>
        </text:list-item>
      </text:list>
      <text:p text:style-name="P14"><text:span text:style-name="T15">Checkout Rules</text:span></text:p>
      <text:list text:style-name="LFO5" text:continue-numbering="true">
        <text:list-item>
          <text:p text:style-name="P16">If 7 or more apples are added to the cart, a 10% discount is applied to all apples.</text:p>
        </text:list-item>
        <text:list-item>
          <text:p text:style-name="P17">For each set of 4 pears and 2 bananas, a 30% discount is applied, to each set.</text:p>
        </text:list-item>
      </text:list>
      <text:list text:style-name="LFO6" text:continue-numbering="true">
        <text:list-item>
          <text:list>
            <text:list-item>
              <text:p text:style-name="P18">These sets must be added to their own cart item entry.</text:p>
            </text:list-item>
            <text:list-item>
              <text:p text:style-name="P19">If pears or bananas already exist in the cart, this discount must be recalculated when new pears or bananas are added.</text:p>
            </text:list-item>
          </text:list>
        </text:list-item>
      </text:list>
      <text:list text:style-name="LFO7" text:continue-numbering="true">
        <text:list-item>
          <text:p text:style-name="P20">A coupon code can be used to get a 30% discount on oranges, if applied to the cart, otherwise oranges are full price.</text:p>
        </text:list-item>
      </text:list>
      <text:list text:style-name="LFO8" text:continue-numbering="true">
        <text:list-item>
          <text:list>
            <text:list-item>
              <text:p text:style-name="P21">Can only be applied once.</text:p>
            </text:list-item>
            <text:list-item>
              <text:p text:style-name="P22">Has a configurable expiry timeout (10 seconds default) once generated.</text:p>
            </text:list-item>
          </text:list>
        </text:list-item>
      </text:list>
      <text:p text:style-name="P23"><text:span text:style-name="T24">Requirements</text:span></text:p>
      <text:list text:style-name="LFO9" text:continue-numbering="true">
        <text:list-item>
          <text:p text:style-name="P25">Architecture diagrams.</text:p>
        </text:list-item>
        <text:list-item>
          <text:p text:style-name="P26">Backend RESTful web service written in Go.</text:p>
        </text:list-item>
        <text:list-item>
          <text:p text:style-name="P27">Rudimentary client/fontend to demonstrate and test the API.</text:p>
        </text:list-item>
        <text:list-item>
          <text:p text:style-name="P28"><text:span text:style-name="T29">Use up-to-date technology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lson António</meta:initial-creator>
    <dc:creator>Milson António</dc:creator>
    <meta:creation-date>2021-02-12T14:53:00Z</meta:creation-date>
    <dc:date>2021-02-12T14:54:00Z</dc:date>
    <meta:template xlink:href="Normal" xlink:type="simple"/>
    <meta:editing-cycles>1</meta:editing-cycles>
    <meta:editing-duration>PT0S</meta:editing-duration>
    <meta:document-statistic meta:page-count="1" meta:paragraph-count="2" meta:word-count="154" meta:character-count="1129" meta:row-count="8" meta:non-whitespace-character-count="977"/>
  </office:meta>
</office:document-meta>
</file>